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able_20_Contents">
      <style:text-properties officeooo:rsid="00065478" officeooo:paragraph-rsid="00065478"/>
    </style:style>
    <style:style style:name="P2" style:family="paragraph" style:parent-style-name="Table_20_Contents">
      <style:text-properties officeooo:rsid="00066ee8" officeooo:paragraph-rsid="00066ee8"/>
    </style:style>
    <style:style style:name="P3" style:family="paragraph" style:parent-style-name="Table_20_Contents">
      <style:text-properties officeooo:rsid="0007be58" officeooo:paragraph-rsid="0007be58"/>
    </style:style>
    <style:style style:name="P4" style:family="paragraph" style:parent-style-name="Table_20_Contents">
      <style:text-properties officeooo:rsid="00098324" officeooo:paragraph-rsid="00098324"/>
    </style:style>
    <style:style style:name="P5" style:family="paragraph">
      <style:paragraph-properties fo:text-align="center"/>
    </style:style>
    <style:style style:name="P6" style:family="paragraph">
      <style:text-properties fo:font-size="12pt"/>
    </style:style>
    <style:style style:name="T1" style:family="text">
      <style:text-properties officeooo:rsid="00098324"/>
    </style:style>
    <style:style style:name="T2" style:family="text">
      <style:text-properties officeooo:rsid="000a897d"/>
    </style:style>
    <style:style style:name="T3" style:family="text">
      <style:text-properties fo:font-size="12pt"/>
    </style:style>
    <style:style style:name="gr1" style:family="graphic">
      <style:graphic-properties draw:textarea-horizontal-align="justify" draw:textarea-vertical-align="middle" draw:auto-grow-height="false" fo:min-height="2.672cm" fo:min-width="2.6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2.859cm" fo:min-width="2.8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868cm" fo:min-width="3.6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.868cm" fo:min-width="3.6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0.998cm" fo:min-width="3.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0.963cm" fo:min-width="3.5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Form1" draw:style-name="gr1" draw:text-style-name="P5" svg:width="3.777cm" svg:height="3.777cm" svg:x="4.928cm" svg:y="3.704cm"><text:p text:style-name="P5">STOP</text:p><text:p text:style-name="P5">Warten, dass </text:p><text:p text:style-name="P5">target_speed &gt; 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Form2" draw:style-name="gr2" draw:text-style-name="P5" svg:width="4.042cm" svg:height="4.042cm" svg:x="4.879cm" svg:y="16.383cm"><text:p text:style-name="P5">RUNNING<text:line-break/>target_speed setze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Form4" draw:style-name="gr3" draw:text-style-name="P6" svg:width="4.119cm" svg:height="1.735cm" draw:transform="rotate (-0.947015652132123) translate (9.76488888888889cm 6.59165277777778cm)"><text:p><text:span text:style-name="T3"><text:s/></text:span><text:span text:style-name="T3">target_speed &gt; 0</text:span></text:p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" draw:name="Form1" draw:style-name="gr1" draw:text-style-name="P5" svg:width="3.777cm" svg:height="3.777cm" svg:x="10.724cm" svg:y="10.582cm"><text:p text:style-name="P5">STARTING</text:p><text:p text:style-name="P5">Motor ei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Form4" draw:style-name="gr4" draw:text-style-name="P6" svg:width="4.119cm" svg:height="1.735cm" draw:transform="rotate (-2.29650422977414) translate (12.0861666666667cm 14.6102916666667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" draw:name="Form1" draw:style-name="gr1" draw:text-style-name="P5" svg:width="3.777cm" svg:height="3.777cm" svg:x="-0.87cm" svg:y="10.148cm"><text:p text:style-name="P5">STOPPING</text:p><text:p text:style-name="P5">Warten, dass Motor </text:p><text:p text:style-name="P5">nicht mehr dreht.</text:p><text:p text:style-name="P5">Motor au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Form3" draw:style-name="gr5" svg:width="3.929cm" svg:height="1.997cm" draw:transform="rotate (-0.785398163397448) translate (2.40594444444444cm 13.4443611111111cm)"><text:p>target_speed = 0</text:p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7" draw:name="Form4" draw:style-name="gr3" draw:text-style-name="P6" svg:width="4.119cm" svg:height="1.735cm" draw:transform="rotate (-0.841772298236866) translate (3.98286111111111cm 12.4054305555556cm)"><text:p><text:span text:style-name="T3"><text:s/></text:span><text:span text:style-name="T3">target_speed &gt; 0</text:span></text:p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8" draw:name="Form5" draw:style-name="gr6" svg:width="4.065cm" svg:height="1.925cm" draw:transform="rotate (0.785398163397448) translate (1.74095833333333cm 9.41563888888889cm)"><text:p>!stepper.isSpinning()</text:p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Linienspitzen_20_1" draw:display-name="Linienspitzen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5-17T10:27:01.296000000</meta:creation-date>
    <dc:date>2024-05-29T14:41:33.922000000</dc:date>
    <meta:editing-duration>PT12M40S</meta:editing-duration>
    <meta:editing-cycles>7</meta:editing-cycles>
    <meta:generator>LibreOffice/6.1.6.3$Windows_X86_64 LibreOffice_project/5896ab1714085361c45cf540f76f60673dd96a7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